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y Love Each OtherGarcia/Hunter</text:p>
      <text:p text:style-name="P1"><text:span text:style-name="T1"/></text:p>
      <text:p text:style-name="Preformatted_20_Text"/>
      <text:p text:style-name="P2">G <text:s text:c="15"/>F7 <text:s/>F#7 <text:s/>G7</text:p>
      <text:p text:style-name="P2">Merry run around, </text:p>
      <text:p text:style-name="P2">G <text:s text:c="18"/>C <text:s/>G</text:p>
      <text:p text:style-name="P2">Sailin' up and down,</text:p>
      <text:p text:style-name="P2">G <text:s text:c="27"/>C</text:p>
      <text:p text:style-name="P2">Looking for a shot in some direction.</text:p>
      <text:p text:style-name="Preformatted_20_Text"/>
      <text:p text:style-name="P2">Got it from the top, It's nothing you can stop,</text:p>
      <text:p text:style-name="P2">Lord, you know they made a fire connection.</text:p>
      <text:p text:style-name="Preformatted_20_Text"/>
      <text:p text:style-name="P1"><text:s text:c="15"/><text:span text:style-name="T1">G</text:span></text:p>
      <text:p text:style-name="P2">They love each other.</text:p>
      <text:p text:style-name="P2">F <text:s text:c="11"/>C <text:s text:c="12"/>G <text:s text:c="6"/>F7 <text:s/>F#7 <text:s/>G7</text:p>
      <text:p text:style-name="P2">Lord you can see that it's true,</text:p>
      <text:p text:style-name="P2">F <text:s text:c="11"/>C <text:s text:c="12"/>G <text:s text:c="6"/>F7 <text:s/>F#7 <text:s/>G7</text:p>
      <text:p text:style-name="P2">Lord you can see that it's true, </text:p>
      <text:p text:style-name="P2">F <text:s text:c="11"/>C <text:s text:c="12"/>G <text:s text:c="5"/>C <text:s/>G</text:p>
      <text:p text:style-name="P2">Lord you can see that it's true.</text:p>
      <text:p text:style-name="Preformatted_20_Text"/>
      <text:p text:style-name="P2">He could pass his time, Around some other line</text:p>
      <text:p text:style-name="P2">But you know he choose this place beside her.</text:p>
      <text:p text:style-name="Preformatted_20_Text"/>
      <text:p text:style-name="P2">Don't get in their way, There's nothing you can say,</text:p>
      <text:p text:style-name="P2">Nothing that you need to add or do.</text:p>
      <text:p text:style-name="Preformatted_20_Text"/>
      <text:p text:style-name="P2">[Chorus] <text:s text:c="2"/>--&gt;&gt; <text:s/>[Solo over verse and chorus]</text:p>
      <text:p text:style-name="Preformatted_20_Text"/>
      <text:p text:style-name="P2">Its' nothing, they explain, It's like a diesel train</text:p>
      <text:p text:style-name="P2">You better not be there when it rolls over,</text:p>
      <text:p text:style-name="Preformatted_20_Text"/>
      <text:p text:style-name="P1"><text:s text:c="8"/><text:span text:style-name="T1">[skip] And when that train rolls in, </text:span></text:p>
      <text:p text:style-name="P1"><text:s text:c="8"/><text:span text:style-name="T1">[skip] You wonder where it's been,</text:span></text:p>
      <text:p text:style-name="P1"><text:s text:c="8"/><text:span text:style-name="T1">[skip] You gotta try and see a little further.</text:span></text:p>
      <text:p text:style-name="Preformatted_20_Text"/>
      <text:p text:style-name="P2">Though you make a noise, They just can't hear your voice,</text:p>
      <text:p text:style-name="P2">They're on a dizzy ride and you're cold sober</text:p>
      <text:p text:style-name="Preformatted_20_Text"/>
      <text:p text:style-name="P2">[Chorus]</text:p>
      <text:p text:style-name="Preformatted_20_Text"/>
      <text:p text:style-name="P2">[Bridge]</text:p>
      <text:p text:style-name="P2">Bm <text:s text:c="17"/>C</text:p>
      <text:p text:style-name="P2">If you believe that what I say is true</text:p>
      <text:p text:style-name="P2">Em</text:p>
      <text:p text:style-name="P2">Every song I'm singing</text:p>
      <text:p text:style-name="P2">A <text:s text:c="19"/>D <text:s text:c="8"/>A <text:s text:c="3"/>D <text:s text:c="2"/>A <text:s text:c="2"/>D/D7</text:p>
      <text:p text:style-name="P2">I've heard the words from you</text:p>
      <text:p text:style-name="Preformatted_20_Text"/>
      <text:p text:style-name="P2">Heard your news report, Y'know you're falling short</text:p>
      <text:p text:style-name="P2">Pretty soon won't trust you for the weather</text:p>
      <text:p text:style-name="Preformatted_20_Text"/>
      <text:p text:style-name="P2">When their ship comes in, You won't know where it's been</text:p>
      <text:p text:style-name="P2">Got to try to see a little farther</text:p>
      <text:p text:style-name="Preformatted_20_Text"/>
      <text:p text:style-name="P4">[Chorus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11:07:17</meta:creation-date>
    <meta:document-statistic meta:table-count="0" meta:image-count="0" meta:object-count="0" meta:page-count="1" meta:paragraph-count="42" meta:word-count="258" meta:character-count="1473" meta:non-whitespace-character-count="1008"/>
    <dc:date>2013-03-31T11:09:36</dc:date>
    <meta:editing-duration>PT2M22S</meta:editing-duration>
    <meta:editing-cycles>1</meta:editing-cycles>
    <meta:generator>LibreOffice/3.4$Unix LibreOffice_project/340m1$Build-302</meta:generator>
  </office:meta>
</office:document-meta>
</file>